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A00000232C3E69D1FC57596CD.png" manifest:media-type="image/png"/>
  <manifest:file-entry manifest:full-path="Pictures/10025A0D0000948800005DDDBD649CFC73DAB5E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5.15cm" fo:min-width="24.9cm"/>
    </style:style>
    <style:style style:name="gr2" style:family="graphic" style:parent-style-name="standard">
      <style:graphic-properties draw:stroke="none" svg:stroke-width="0.6cm" svg:stroke-color="#1932c8" draw:marker-start-width="2cm" draw:marker-end-width="2cm" svg:stroke-linecap="round" draw:fill-color="#eaeaea" draw:opacity="100%" draw:textarea-horizontal-align="justify" draw:textarea-vertical-align="middle" draw:auto-grow-height="false" fo:min-height="12.45cm" fo:min-width="5.85cm" fo:padding-top="0.425cm" fo:padding-bottom="0.425cm" fo:padding-left="0.55cm" fo:padding-right="0.55cm" draw:shadow="hidden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1.498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eaeaea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loext:opacity="100%" style:font-name="Roboto" fo:font-size="200pt" fo:font-weight="bold" fo:background-color="transparent" style:font-size-asian="200pt" style:font-weight-asian="bold" style:font-size-complex="20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Roboto" fo:font-size="200pt" fo:font-weight="bold" fo:background-color="transparent" style:font-size-asian="200pt" style:font-weight-asian="bold" style:font-size-complex="200pt" style:font-weight-complex="bold"/>
    </style:style>
    <style:style style:name="T1" style:family="text">
      <style:text-properties fo:color="#ffffff" loext:opacity="100%" style:font-name="Roboto" fo:font-size="200pt" fo:font-weight="bold" fo:background-color="transparent" style:font-size-asian="200pt" style:font-weight-asian="bold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2" draw:layer="layout" svg:width="22.224cm" svg:height="10.245cm" svg:x="1.87cm" svg:y="5.567cm" svg:viewBox="0 0 22225 10246" svg:d="M17276 3667c-112-474-279-936-498-1374-20-40-30-83-30-127 0-50 13-99 38-142s61-79 104-104c5-3 10-6 15-8l1076-538c39-20 83-30 127-30 50 0 99 13 142 38s79 61 104 104c3 5 6 10 8 15 281 561 495 1152 638 1760 144 607 217 1232 217 1861 0 630-73 1255-217 1863s-358 1199-639 1760c-2 5-5 10-8 15-25 43-61 79-104 104s-92 38-142 38c-44 0-87-10-127-30l-1076-538c-5-2-10-5-15-8-43-25-79-61-104-104s-38-92-38-142c0-44 10-87 30-127 219-438 387-900 499-1375s170-964 170-1456-57-980-170-1455zM4949 6578c113 475 280 937 499 1375 20 40 30 83 30 127 0 50-13 99-38 142s-61 79-104 104c-5 3-10 6-15 8l-1076 538c-39 20-83 30-127 30-50 0-99-13-142-38s-79-61-104-104c-3-5-6-10-8-15-281-561-495-1152-639-1760-144-607-217-1232-217-1862s73-1255 217-1862c143-608 357-1199 638-1760 2-5 5-10 8-15 25-43 61-79 104-104s92-38 142-38c44 0 88 10 127 30l1076 538c5 2 10 5 15 8 44 25 79 61 104 104s38 92 38 142c0 44-10 87-30 127-219 438-386 900-498 1374-112 475-170 964-170 1456s58 980 170 1455zM298 2569c197-833 490-1643 875-2412 3-5 6-10 8-15 25-43 61-79 105-104 43-25 92-38 142-38 44 0 87 10 127 30l1075 538c5 2 10 5 15 8 43 25 79 60 104 104 25 43 38 92 38 142 0 44-10 87-30 127-324 646-570 1327-735 2028-166 700-251 1420-251 2146s85 1446 251 2146c166 701 412 1382 736 2028 20 40 30 83 30 127 0 50-13 99-38 142-25 44-61 79-104 104-5 3-10 6-15 8l-1076 538c-40 20-83 30-127 30-50 0-99-13-142-38-44-25-80-61-105-104-2-5-5-10-8-15-385-769-678-1579-875-2413-197-833-298-1690-298-2553 0-864 101-1720 298-2554zM21927 7676c-197 834-490 1644-875 2413-3 5-5 10-8 15-25 43-61 79-104 104-44 25-93 38-142 38-45 0-88-10-128-30l-1076-538c-5-2-10-5-15-8-43-25-79-60-104-104-25-43-38-92-38-142 0-44 10-87 30-127 324-646 570-1327 736-2028 166-700 251-1421 251-2147 0-725-85-1445-250-2146-166-700-412-1381-736-2027-20-40-30-83-30-127 0-50 13-99 38-142 25-44 61-79 104-104 5-3 10-6 15-8l1075-538c40-20 83-30 128-30 49 0 98 13 142 38 43 25 79 61 104 104 3 5 5 10 8 15 385 769 679 1579 876 2412s297 1690 297 2553c0 864-101 1721-298 2554z">
            <text:p/>
          </draw:path>
          <draw:frame draw:style-name="gr3" draw:text-style-name="P3" draw:layer="layout" svg:width="9.624cm" svg:height="6.034cm" svg:x="8.17cm" svg:y="7.596cm">
            <draw:image xlink:href="Pictures/10025A0D0000948800005DDDBD649CFC73DAB5EB.svg" xlink:type="simple" xlink:show="embed" xlink:actuate="onLoad" draw:mime-type="image/svg+xml">
              <text:p/>
            </draw:image>
            <draw:image xlink:href="Pictures/100000010000037A00000232C3E69D1FC57596CD.png" xlink:type="simple" xlink:show="embed" xlink:actuate="onLoad" draw:mime-type="image/png"/>
          </draw:frame>
        </draw:g>
        <draw:frame draw:style-name="gr4" draw:text-style-name="P5" draw:layer="layout" svg:width="25.4cm" svg:height="11.748cm" svg:x="0.4cm" svg:y="14.987cm">
          <draw:text-box>
            <text:p text:style-name="P4"><text:span text:style-name="T1">N</text:span><text:span text:style-name="T1">e</text:span><text:span text:style-name="T1">w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8T14:09:27.979239347</meta:creation-date>
    <dc:date>2022-03-28T16:17:49.925313143</dc:date>
    <meta:editing-duration>PT15S</meta:editing-duration>
    <meta:editing-cycles>1</meta:editing-cycles>
    <meta:document-statistic meta:object-count="5"/>
    <meta:generator>LibreOffice/7.3.1.3$Linux_X86_64 LibreOffice_project/30$Build-3</meta:generator>
  </office:meta>
</office:document-meta>
</file>